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Menlo, Monaco, Consolas, 'Liberation Mono', 'Courier New'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3f8a1a"/>
    </style:style>
    <style:style style:name="P2" style:family="paragraph" style:parent-style-name="Standard">
      <style:text-properties officeooo:rsid="004078dc" officeooo:paragraph-rsid="004078dc"/>
    </style:style>
    <style:style style:name="P3" style:family="paragraph" style:parent-style-name="Standard">
      <style:text-properties officeooo:rsid="00425114" officeooo:paragraph-rsid="00425114"/>
    </style:style>
    <style:style style:name="P4" style:family="paragraph" style:parent-style-name="Standard">
      <style:text-properties officeooo:rsid="0042c11d" officeooo:paragraph-rsid="0042c11d"/>
    </style:style>
    <style:style style:name="P5" style:family="paragraph" style:parent-style-name="Standard">
      <style:text-properties officeooo:rsid="0042e527" officeooo:paragraph-rsid="0042e527"/>
    </style:style>
    <style:style style:name="P6" style:family="paragraph" style:parent-style-name="Standard">
      <style:text-properties officeooo:rsid="0043dd23" officeooo:paragraph-rsid="0043dd23"/>
    </style:style>
    <style:style style:name="P7" style:family="paragraph" style:parent-style-name="Standard">
      <style:text-properties officeooo:rsid="00459336" officeooo:paragraph-rsid="00459336"/>
    </style:style>
    <style:style style:name="P8" style:family="paragraph" style:parent-style-name="Standard">
      <style:text-properties officeooo:rsid="00477dbd" officeooo:paragraph-rsid="00477dbd"/>
    </style:style>
    <style:style style:name="P9" style:family="paragraph" style:parent-style-name="Standard">
      <style:text-properties officeooo:rsid="0048badd" officeooo:paragraph-rsid="0048badd"/>
    </style:style>
    <style:style style:name="T1" style:family="text">
      <style:text-properties officeooo:rsid="00400b0f"/>
    </style:style>
    <style:style style:name="T2" style:family="text">
      <style:text-properties fo:font-variant="normal" fo:text-transform="none" fo:color="#2aa198" style:font-name="SFMono-Regular" fo:font-size="9.7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005068" style:font-name="SFMono-Regular" fo:font-size="9.75pt" fo:letter-spacing="normal" fo:font-style="normal" fo:font-weight="normal"/>
    </style:style>
    <style:style style:name="T4" style:family="text">
      <style:text-properties fo:font-variant="normal" fo:text-transform="none" fo:color="#005068" style:font-name="SFMono-Regular" fo:font-size="9.7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dc322f" style:font-name="SFMono-Regular" fo:font-size="9.7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dc322f" style:font-name="SFMono-Regular" fo:font-size="9.75pt" fo:letter-spacing="normal" fo:font-style="normal" fo:font-weight="normal" officeooo:rsid="00477dbd" loext:padding="0cm" loext:border="none"/>
    </style:style>
    <style:style style:name="T7" style:family="text">
      <style:text-properties fo:font-variant="normal" fo:text-transform="none" fo:color="#dc322f" style:font-name="SFMono-Regular" fo:font-size="9.75pt" fo:letter-spacing="normal" fo:font-style="normal" fo:font-weight="normal" officeooo:rsid="00495e31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span text:style-name="T1">Basic</text:span></text:p>
      <text:p text:style-name="P2">1)install react native globally </text:p>
      <text:p text:style-name="P2"><text:span text:style-name="T2">npm install </text:span><text:span text:style-name="T3">-g </text:span><text:span text:style-name="T5">create-react-native-app</text:span></text:p>
      <text:p text:style-name="P2"><text:span text:style-name="T5"/></text:p>
      <text:p text:style-name="P3"><text:span text:style-name="T5">2)Then create a react app</text:span></text:p>
      <text:p text:style-name="P3"><text:span text:style-name="T5">create-react-native-app</text:span><text:span text:style-name="T4"> </text:span><text:span text:style-name="T2">AwesomeProject</text:span></text:p>
      <text:p text:style-name="P3"><text:span text:style-name="T5"/></text:p>
      <text:p text:style-name="P4"><text:span text:style-name="T5">3)npm start</text:span></text:p>
      <text:p text:style-name="P4"><text:span text:style-name="T5">if you get error then install things given in error and install watchman too</text:span></text:p>
      <text:p text:style-name="P4"><text:span text:style-name="T5"/></text:p>
      <text:p text:style-name="P5"><text:span text:style-name="T5">4)Still if you get error then follow this stackoverflow answer</text:span></text:p>
      <text:p text:style-name="P6"><text:a xlink:type="simple" xlink:href="https://stackoverflow.com/questions/22475849/node-js-error-enospc/32600959#32600959" text:style-name="Internet_20_link" text:visited-style-name="Visited_20_Internet_20_Link"><text:span text:style-name="T5">https://stackoverflow.com/questions/22475849/node-js-error-enospc/32600959#32600959</text:span></text:a></text:p>
      <text:p text:style-name="P6"><text:span text:style-name="T5"/></text:p>
      <text:p text:style-name="P7"><text:span text:style-name="T5">5)</text:span><text:span text:style-name="T6">then install expo app in your moblie</text:span></text:p>
      <text:p text:style-name="P7"><text:span text:style-name="T6"/></text:p>
      <text:p text:style-name="P8"><text:span text:style-name="T5">6)Then do npm start</text:span></text:p>
      <text:p text:style-name="P8"><text:span text:style-name="T5"/></text:p>
      <text:p text:style-name="P8"><text:span text:style-name="T5">7)Scan qr code given in commandline from expo app</text:span></text:p>
      <text:p text:style-name="P8"><text:span text:style-name="T5"/></text:p>
      <text:p text:style-name="P9"><text:span text:style-name="T5">8)</text:span><text:span text:style-name="T7">Now you can see op in mobi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Menlo, Monaco, Consolas, 'Liberation Mono', 'Courier New'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9:16:08.454319590</meta:creation-date>
    <dc:date>2018-08-06T19:23:24.650062941</dc:date>
    <meta:editing-duration>PT10H28M23S</meta:editing-duration>
    <meta:editing-cycles>44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70" meta:character-count="512" meta:non-whitespace-character-count="448"/>
  </office:meta>
</office:document-meta>
</file>